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uildTask.getBuild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BuildTask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ildTask.setV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ildTask.addBuild( XMLFragmen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uildTask.setError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ildTask.addProperty( Property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ildTask.addTarget( Targe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ildTask.setBuild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ildTask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BuildTask.AbstractBuild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